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paragraph-properties fo:margin-left="9.49cm" fo:margin-right="0cm" fo:text-indent="0cm" style:auto-text-indent="false"/>
    </style:style>
    <style:style style:name="P4" style:family="paragraph" style:parent-style-name="Standard">
      <style:paragraph-properties fo:margin-left="9.49cm" fo:margin-right="0cm" fo:text-indent="0cm" style:auto-text-indent="false"/>
      <style:text-properties fo:color="#333333"/>
    </style:style>
    <style:style style:name="P5" style:family="paragraph" style:parent-style-name="Standard">
      <style:paragraph-properties fo:margin-left="9.49cm" fo:margin-right="0cm" fo:text-indent="0cm" style:auto-text-indent="false"/>
      <style:text-properties fo:color="#333333" fo:font-weight="normal" style:font-weight-asian="normal" style:font-weight-complex="normal"/>
    </style:style>
    <style:style style:name="P6" style:family="paragraph" style:parent-style-name="Standard">
      <style:paragraph-properties fo:margin-left="9.49cm" fo:margin-right="0cm" fo:text-indent="0cm" style:auto-text-indent="false"/>
      <style:text-properties fo:font-size="12pt" style:font-size-asian="12pt" style:font-size-complex="12pt"/>
    </style:style>
    <style:style style:name="P7" style:family="paragraph" style:parent-style-name="Standard">
      <style:paragraph-properties fo:margin-left="0cm" fo:margin-right="0cm" fo:text-indent="0.961cm" style:auto-text-indent="false"/>
      <style:text-properties fo:color="#000000"/>
    </style:style>
    <style:style style:name="P8" style:family="paragraph" style:parent-style-name="Standard">
      <style:paragraph-properties fo:margin-left="0cm" fo:margin-right="0cm" fo:text-align="justify" style:justify-single-word="false" fo:text-indent="0.961cm" style:auto-text-indent="false"/>
      <style:text-properties fo:color="#000000"/>
    </style:style>
    <style:style style:name="P9" style:family="paragraph" style:parent-style-name="Standard" style:list-style-name="L1"/>
    <style:style style:name="P10" style:family="paragraph" style:parent-style-name="Standard" style:list-style-name="L2">
      <style:paragraph-properties fo:text-align="justify" style:justify-single-word="false"/>
      <style:text-properties fo:color="#000000"/>
    </style:style>
    <style:style style:name="P11" style:family="paragraph" style:parent-style-name="Standard">
      <style:paragraph-properties fo:text-align="center" style:justify-single-word="false"/>
      <style:text-properties fo:color="#000000" fo:font-size="14pt" style:font-size-asian="14pt" style:font-size-complex="14pt"/>
    </style:style>
    <style:style style:name="P12" style:family="paragraph" style:parent-style-name="Standard" style:list-style-name="L2">
      <style:paragraph-properties fo:text-align="justify" style:justify-single-word="false"/>
      <style:text-properties fo:color="#000000" fo:font-weight="bold" style:font-weight-asian="bold" style:font-weight-complex="bold"/>
    </style:style>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margin-left="0cm" fo:margin-right="0cm" fo:text-align="justify" style:justify-single-word="false" fo:text-indent="0.961cm" style:auto-text-indent="false"/>
      <style:text-properties fo:color="#000000"/>
    </style:style>
    <style:style style:name="P15" style:family="paragraph" style:parent-style-name="Текст_20_нумерованный_20_Total" style:list-style-name="L1">
      <style:paragraph-properties fo:text-align="justify" style:justify-single-word="false"/>
    </style:style>
    <style:style style:name="P16" style:family="paragraph" style:parent-style-name="Текст_20_маркированный_20_Total" style:list-style-name="L1"/>
    <style:style style:name="P17" style:family="paragraph" style:parent-style-name="Текст_20_маркированный_20_Total" style:list-style-name="L1">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333333"/>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2.866cm" fo:text-indent="-0.635cm" fo:margin-left="2.866cm"/>
        </style:list-level-properties>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6cm" fo:text-indent="-0.635cm" fo:margin-left="2.8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В </text:span>Люберецкий городской суд</text:p>
      <text:p text:style-name="P4">М.О. г. Люберцы, ул. Калараш, д. 19.</text:p>
      <text:p text:style-name="P4"/>
      <text:p text:style-name="P4">Истец: Кузнецов Андрей Андреевич. </text:p>
      <text:p text:style-name="P4">Адрес: 142641, М.О., Орехово-Зуевский р-он, д.Давыдово, ул. 2-ой микрорайон, <text:s/>д.28, кв. 83</text:p>
      <text:p text:style-name="P4">Контактный телефон: 8(926)424-58-35 </text:p>
      <text:p text:style-name="P4"/>
      <text:p text:style-name="P4">Ответчик: Филиал ООО «Росгосстах» в Москве и МО </text:p>
      <text:p text:style-name="P5">Адрес: 140002, М.О., г. Люберцы, </text:p>
      <text:p text:style-name="P5">ул. Парковая д. 7</text:p>
      <text:p text:style-name="P4"/>
      <text:p text:style-name="P4"><text:span text:style-name="T5">Цена иска: 558</text:span>27.40 <text:s/>рублей </text:p>
      <text:p text:style-name="P3"/>
      <text:p text:style-name="Standard"/>
      <text:p text:style-name="P2">Исковое заявление </text:p>
      <text:p text:style-name="P2">о взыскании недостающей части страховой выплаты</text:p>
      <text:p text:style-name="P1"/>
      <text:p text:style-name="P8">«01» октября 2011г. в «05» час. «00» мин. на 20км + 900м а/д Волга-1 м-7, между мной, Кузнецовым А.А, управлявшим автомобилем Хендай Акцент, регистрационный знак С280КУ190 и Сафаровым С.П., управлявшим автомобилем ВАЗ 21093, регистрационный знак Е752ТК40, в результате нарушения Сафаровым С.П. ПДД произошло ДТП. Далее я, Кузнецов А.А., согласно Закона "Об ОСАГО" №40-ФЗ от 25.04.2002г. (далее по тексту «Закона») и Постановления Правительства РФ №263 от 07.05.03 «Правила обязательного страхования гражданской ответственности владельцев транспортных средств» (далее по тексту «Правила страхования») обратился в представительство страховой компании виновника в моём регионе, филиал <text:s/>ООО «Росгосстрах» в Москве и МО(далее «Страховая компания») за получением страхового возмещения по ДТП. В установленные Законом сроки и порядке я предоставил в «Страховую компанию» все необходимые документы для осуществления страховой выплаты. «Страховая компания» направила меня для проведения независимой экспертизы в ООО «Автоконсалтинг плюс». Ею был составлен акт осмотра, с которым я согласен. Страховая выплата составила 18 232,60 рублей, с которой я не согласен. Она значительно ниже денежных затрат необходимых для приведения моего автомобиля в состояние, в котором он находился до момента наступления страхового случая. (Ст. 12 п.2.1б «Закона»). В соответствии с п. 21 «Правил организации и проведения независимой технической экспертизы транспортного средства при решении вопроса о выплате страхового возмещения по договору обязательного страхования гражданской ответственности владельца транспортного средства» (утв. постановлением Правительства РФ от 24 апреля 2003 г. N 238) мной было организовано проведение повторной экспертизы в ИП Ермаков М.А. «12» ноября 2011г. о чем была устно извещена «Страховая компания». Согласно «Отчета № 396.11» от «16» ноября 2011г. <text:s/>о стоимости работ, услуг, запасных частей и материалов, необходимых для восстановления повреждённого автомобиля (далее по тексту «Отчет») составленного в ИП Ермаков М.А., ущерб причинённый моему автомобилю с учётом износа составил 70 060 рублей, что на 51 827,40 рублей больше ущерба рассчитанного ООО «Автоконсалтинг плюс» и выплаченного мне «Страховой компанией». </text:p>
      <text:p text:style-name="P8">После проведения экспертизы я позвонил в «Страховую компанию» с предложением в добровольном порядке урегулировать возникшие разногласия, однако получил ответ, что выплата произведена на основании «независимой экспертизы» и пересмотру не подлежит. Считаю такие действия «Страховой компании» незаконными по следующему основанию: стоимость ущерба, согласно «Отчета» составленного <text:s/>ИП Ермаковым М.А., является реальной денежной оценкой необходимых расходов для приведения имущества в состояние, в котором оно находилось до наступления страхового случая. Именно эту сумму ( 70 060 рублей), указанную в «Отчете» <text:soft-page-break/>составленном ИП Ермаковым М.А. «Страховая компания» и должна была выплатить согласно действующих «Закона» и «Правил страхования». Однако согласно акту №0004898096-001 от «26» октября 2011г. «Страховой компанией» мне была произведена страховая выплата в размере 18232,60 рублей, что на <text:s/>51 827,40 рублей меньше, чем определено в «Отчете» составленным ИП Ермаковым М.А. Таким образом, «Страховая компания» без установленных законом оснований и вопреки принципу НЕЗАВИСИМОСТИ оценки суммы ущерба, занизила размер ущерба причиненного моему автомобилю. </text:p>
      <text:p text:style-name="P8">Такими действиями, нарушающими мои права, «Страховая компания» причинила мне моральный вред. Я, как законопослушный человек, был крайне возмущен откровенным обманом сразу же после того как узнал сумму возмещения определенную мне страховой компанией. <text:s/>На первый мой взгляд она не покрывала и половины стоимости ремонта. Моё возмущение наросло ещё больше когда были готовы результаты независимой экспертизы. Все это время я находился очень нервозном состоянии. Меня постоянно преследовала нервная дрожь в области груди. Из-за <text:s/>постоянных размышлений я начал плохо спать по ночам и каждым утром ехал неотдохнувшим на работу. В тоже время у меня ухудшилось зрение, до этого обладая 100 процентным. Это подтверждается копией <text:span text:style-name="T4">выписки из больничной карты. </text:span><text:span text:style-name="T5">Из изложенного выше можно сделать вывод, что причиненный мне моральный вред оставит долгий отпечаток на моей жизни.</text:span></text:p>
      <text:p text:style-name="P8"><text:span text:style-name="T5"/></text:p>
      <text:p text:style-name="P8">На основании вышеизложенного, руководствуясь ст. <text:span text:style-name="T4">131, 132 ГПК РФ,</text:span>   </text:p>
      <text:p text:style-name="P8">ПРОШУ <text:s/></text:p>
      <text:list xml:id="list402910797" text:style-name="L1">
        <text:list-item>
          <text:p text:style-name="P15"><text:span text:style-name="T1">Обязать </text:span><text:span text:style-name="T1">филиал </text:span><text:bookmark-start text:name="w0078000e0029"/><text:span text:style-name="T1">О</text:span><text:span text:style-name="T1">О</text:span><text:span text:style-name="T1">О «</text:span><text:span text:style-name="T1">Росгострах</text:span><text:span text:style-name="T1">»</text:span><text:bookmark-end text:name="w0078000e0029"/><text:span text:style-name="T1"> </text:span><text:span text:style-name="T1">по Москве и МО</text:span><text:span text:style-name="T1"> исполнить услугу страхования в полном объеме, взыскав </text:span><text:bookmark-start text:name="w0080100e000631B8240"/><text:bookmark-start text:name="w0079000e0029"/><text:span text:style-name="T1">с</text:span><text:bookmark-end text:name="w0080100e000631B8240"/><text:bookmark-end text:name="w0079000e0029"/><text:span text:style-name="T1"> неё сумму в размере 55 827 (Пятьдесят пять тысяч восемьсот двадцать семь)</text:span><text:span text:style-name="T1"> </text:span><text:span text:style-name="T1">рублей </text:span><text:span text:style-name="T1">40 копеек</text:span><text:span text:style-name="T1">,</text:span><text:span text:style-name="T1"> </text:span><text:span text:style-name="T1">включая:</text:span></text:p>
          <text:list>
            <text:list-item>
              <text:p text:style-name="P16"><text:span text:style-name="T1">невыплаченная сумма - </text:span><text:span text:style-name="T1">51 827</text:span><text:bookmark-start text:name="w0081100e000831B8240"/><text:span text:style-name="T1"> (</text:span><text:span text:style-name="T1">Пятьдесят одна тысяча восемьсот двадцать семь</text:span><text:span text:style-name="T1">) рублей</text:span><text:bookmark-end text:name="w0081100e000831B8240"/><text:span text:style-name="T1"> </text:span><text:span text:style-name="T1">40 копеек</text:span><text:span text:style-name="T1">;</text:span></text:p>
            </text:list-item>
            <text:list-item>
              <text:p text:style-name="P16"><text:span text:style-name="T1">расходы на составлени</text:span><text:span text:style-name="T1">е</text:span><text:span text:style-name="T1"> отчета оценщика-эксперта </text:span><text:span text:style-name="T1">ИП Ермаков </text:span><text:span text:style-name="T1">М</text:span><text:span text:style-name="T1">.</text:span><text:span text:style-name="T1">А.</text:span><text:span text:style-name="T1"> в сумме </text:span><text:bookmark-start text:name="w0049100e001431B8240"/><text:span text:style-name="T1">3 </text:span><text:span text:style-name="T1">5</text:span><text:span text:style-name="T1">00 (Три тысячи </text:span><text:span text:style-name="T1">пятьсот</text:span><text:span text:style-name="T1">) рублей</text:span><text:bookmark-end text:name="w0049100e001431B8240"/><text:span text:style-name="T1">;</text:span></text:p>
            </text:list-item>
            <text:list-item>
              <text:p text:style-name="P17">расходы на бензин для прибытия на место осмотра в г.Егорьевск в сумме 500(Пятьсот) рублей.</text:p>
            </text:list-item>
          </text:list>
        </text:list-item>
        <text:list-item>
          <text:p text:style-name="P9"><text:span text:style-name="T1">Взыскать с филиала </text:span><text:bookmark-start text:name="w0078000e00291"/><text:span text:style-name="T1">ООО «Росгострах»</text:span><text:bookmark-end text:name="w0078000e00291"/><text:span text:style-name="T1"> по Москве и МО сумму госпошлины в размере </text:span><text:span text:style-name="T2">1875 (Одна тысяча восемьсот семьдесят пять) рублей.</text:span></text:p>
        </text:list-item>
        <text:list-item>
          <text:p text:style-name="P9"><text:span text:style-name="T1">Взыскать с ответчика сумму морального вреда в размере 25 000 (Двадцать пять тысяч) рублей. <text:s/></text:span></text:p>
        </text:list-item>
      </text:list>
      <text:p text:style-name="P7"/>
      <text:p text:style-name="P8"/>
      <text:p text:style-name="P8">Приложения: <text:s/></text:p>
      <text:list xml:id="list1672614310" text:style-name="L2">
        <text:list-item>
          <text:p text:style-name="P10">Копия «Отчета» ИП Ермаков М.А. </text:p>
        </text:list-item>
        <text:list-item>
          <text:p text:style-name="P13"><text:span text:style-name="T1">Копия </text:span><text:span text:style-name="T1">д</text:span><text:span text:style-name="T1">оговор</text:span><text:span text:style-name="T1">а</text:span><text:span text:style-name="T1"> на оценку в ИП Ермаков М.А. </text:span><text:span text:style-name="T1">и</text:span><text:span text:style-name="T1"> </text:span><text:span text:style-name="T1">коп</text:span><text:span text:style-name="T1">ия</text:span><text:span text:style-name="T1"> акта приемки-сдачи выполненных работ.</text:span></text:p>
        </text:list-item>
        <text:list-item>
          <text:p text:style-name="P13"><text:span text:style-name="T1">Копия </text:span><text:span text:style-name="T1">ч</text:span><text:span text:style-name="T1">ек</text:span><text:span text:style-name="T1">а</text:span><text:span text:style-name="T1"> на покупку топлива до места осмотра.</text:span></text:p>
        </text:list-item>
        <text:list-item>
          <text:p text:style-name="P10">Копия акта осмотра транспортного средства ООО «Автоконсалтинг плюс».</text:p>
        </text:list-item>
        <text:list-item>
          <text:p text:style-name="P13"><text:span text:style-name="T1">Копия акта №0004898096-001 о страховом случае по ОСАГО при причинении вреда имуществу </text:span><text:span text:style-name="T1">от </text:span><text:span text:style-name="T1">филиал</text:span><text:span text:style-name="T1">а</text:span><text:span text:style-name="T1"> </text:span><text:bookmark-start text:name="w0078000e00292"/><text:span text:style-name="T1">ООО «Росгострах»</text:span><text:bookmark-end text:name="w0078000e00292"/><text:span text:style-name="T1"> по Москве и МО .</text:span></text:p>
        </text:list-item>
        <text:list-item>
          <text:p text:style-name="P10">Копия страхового полиса ОСАГО Кузнецова А.А.</text:p>
        </text:list-item>
        <text:list-item>
          <text:p text:style-name="P10">Копия извещения о дорожно-транспортном происшествии.</text:p>
        </text:list-item>
        <text:list-item>
          <text:p text:style-name="P10">Копия справки о ДТП.</text:p>
        </text:list-item>
        <text:list-item>
          <text:p text:style-name="P10">Копия свидетельства о регистрации пострадавшего транспортного средства.</text:p>
        </text:list-item>
        <text:list-item>
          <text:p text:style-name="P10">Ходатайство об истребовании доказательств.</text:p>
        </text:list-item>
        <text:list-item>
          <text:p text:style-name="P12">Копия чека-ордера СБ1556/0041 от «1» декабря 2011г. об уплате госпошлины.</text:p>
        </text:list-item>
      </text:list>
      <text:p text:style-name="P8"><text:s text:c="4"/></text:p>
      <text:p text:style-name="P8"/>
      <text:p text:style-name="P8"/>
      <text:p text:style-name="P8"><text:soft-page-break/></text:p>
      <text:p text:style-name="P8"><text:tab/><text:tab/> "___"_____________ 2012г.<text:tab/> <text:s text:c="6"/>________________ /Кузнецов А.А./ </text:p>
      <text:p text:style-name="P8"><text:s text:c="7"/><text:tab/><text:tab/><text:tab/><text:tab/><text:tab/><text:tab/><text:tab/>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Текст_20_нумерованный_20_Total" style:display-name="Текст нумерованный Total" style:family="paragraph" style:parent-style-name="Standard" style:list-style-name="WW8Num17">
      <style:paragraph-properties fo:margin-top="0.106cm" fo:margin-bottom="0cm"/>
    </style:style>
    <style:style style:name="Текст_20_маркированный_20_Total" style:display-name="Текст маркированный Total" style:family="paragraph" style:parent-style-name="Standard" style:list-style-name="WW8Num14">
      <style:paragraph-properties fo:margin-top="0.071cm" fo:margin-bottom="0cm" fo:text-align="justify" style:justify-single-word="false"/>
      <style:text-properties style:font-name-complex="Arial" style:font-size-complex="9pt"/>
    </style:style>
    <style:style style:name="Numbering_20_Symbols" style:display-name="Numbering Symbols" style:family="text"/>
    <style:style style:name="WW8Num17z0" style:family="text">
      <style:text-properties fo:color="#000000" fo:font-size="12pt" fo:font-style="normal" fo:font-weight="normal" style:font-size-asian="12pt" style:font-style-asian="normal" style:font-weight-asian="normal" style:font-size-complex="12pt"/>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4z4" style:family="text">
      <style:text-properties style:font-name="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98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meta:initial-creator>
    <meta:creation-date>2011-11-30T16:53:56</meta:creation-date>
    <dc:date>2012-01-09T19:56:41</dc:date>
    <dc:creator>andrey </dc:creator>
    <meta:editing-duration>PT5H41M5S</meta:editing-duration>
    <meta:editing-cycles>33</meta:editing-cycles>
    <meta:generator>LibreOffice/3.4$Unix LibreOffice_project/340m1$Build-402</meta:generator>
    <meta:printed-by>andrey </meta:printed-by>
    <meta:print-date>2011-11-30T18:57:29</meta:print-date>
    <meta:document-statistic meta:table-count="0" meta:image-count="0" meta:object-count="0" meta:page-count="3" meta:paragraph-count="37" meta:word-count="858" meta:character-count="6248" meta:non-whitespace-character-count="5384"/>
  </office:meta>
</office:document-meta>
</file>